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30000028D75BF069107A139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13.466cm" fo:min-width="4.58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8.64cm" fo:min-width="21.217cm"/>
    </style:style>
    <style:style style:name="gr4" style:family="graphic" style:parent-style-name="standard">
      <style:graphic-properties svg:stroke-color="#ff0000" draw:fill="none" draw:opacity="50%" draw:opacity-name="" draw:textarea-horizontal-align="justify" draw:textarea-vertical-align="middle" draw:auto-grow-height="false" fo:min-height="4.322cm" fo:min-width="21.217cm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0.639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7.699cm" svg:height="15.034cm" svg:x="1.001cm" svg:y="2.984cm">
          <draw:image xlink:href="Pictures/10000000000004B30000028D75BF069107A1397B.png" xlink:type="simple" xlink:show="embed" xlink:actuate="onLoad">
            <text:p/>
          </draw:image>
        </draw:frame>
        <draw:custom-shape draw:style-name="gr2" draw:text-style-name="P2" draw:layer="layout" svg:width="5.08cm" svg:height="13.716cm" svg:x="1.254cm" svg:y="3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717cm" svg:height="8.89cm" svg:x="6.588cm" svg:y="3.9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1.717cm" svg:height="4.572cm" svg:x="6.588cm" svg:y="13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83cm" svg:height="0.889cm" svg:x="2.016cm" svg:y="16.494cm">
          <text:p text:style-name="P4"><text:span text:style-name="T1">导航器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83cm" svg:height="0.889cm" svg:x="15.351cm" svg:y="11.668cm">
          <text:p text:style-name="P4"><text:span text:style-name="T1">中央窗格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83cm" svg:height="0.889cm" svg:x="15.351cm" svg:y="16.494cm">
          <text:p text:style-name="P4"><text:span text:style-name="T1">近期任务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09:14:56.316410862</meta:creation-date>
    <dc:date>2019-11-13T09:23:28.222966706</dc:date>
    <meta:editing-duration>PT8M32S</meta:editing-duration>
    <meta:editing-cycles>1</meta:editing-cycles>
    <meta:document-statistic meta:object-count="7"/>
    <meta:generator>LibreOffice/6.0.7.3$Linux_X86_64 LibreOffice_project/00m0$Build-3</meta:generator>
  </office:meta>
</office:document-meta>
</file>